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bottom"/>
    </style:style>
    <style:style style:name="gr3" style:family="graphic" style:parent-style-name="objectwithoutfill">
      <style:graphic-properties svg:stroke-color="#000000" draw:marker-end="Arrow" draw:marker-end-width="0.3cm" draw:fill="none" draw:textarea-vertical-align="bottom"/>
    </style:style>
    <style:style style:name="gr4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Dashed_20__28_var_29_" draw:fill="none" draw:textarea-vertical-align="middle"/>
    </style:style>
    <style:style style:name="gr7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botto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12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color="#ff00ff" fo:font-size="15pt" style:font-size-asian="15pt" style:font-size-complex="15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style:paragraph-properties fo:text-align="center"/>
      <style:text-properties fo:color="#ff0000" fo:font-size="15pt" style:font-size-asian="15pt" style:font-size-complex="15pt"/>
    </style:style>
    <style:style style:name="P6" style:family="paragraph">
      <style:paragraph-properties fo:text-align="center"/>
      <style:text-properties fo:color="#ff0000" fo:font-size="16pt" style:font-size-asian="16pt" style:font-size-complex="16pt"/>
    </style:style>
    <style:style style:name="P7" style:family="paragraph">
      <style:paragraph-properties fo:text-align="center"/>
      <style:text-properties fo:font-size="9pt" style:font-size-asian="9pt" style:font-size-complex="9pt"/>
    </style:style>
    <style:style style:name="P8" style:family="paragraph">
      <style:text-properties fo:font-size="7pt" style:font-size-asian="7pt" style:font-size-complex="7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ff00ff" fo:font-size="15pt" style:font-size-asian="15pt" style:font-size-complex="15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color="#ff0000" fo:font-size="16pt" style:font-size-asian="16pt" style:font-size-complex="16pt"/>
    </style:style>
    <style:style style:name="T5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461cm" svg:height="6.731cm" svg:x="1.635cm" svg:y="1.762cm">
          <text:p text:style-name="P1">Snowman Serv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461cm" svg:height="6.731cm" svg:x="14.208cm" svg:y="1.762cm">
          <text:p text:style-name="P2"><text:span text:style-name="T1">Snort sensor/serv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096cm" svg:y1="2.651cm" svg:x2="14.081cm" svg:y2="2.651cm">
          <text:p text:style-name="P3"><text:span text:style-name="T2">1. SCP to transfer Rules</text:span></text:p>
        </draw:line>
        <draw:line draw:style-name="gr3" draw:text-style-name="P3" draw:layer="layout" svg:x1="7.123cm" svg:y1="3.34cm" svg:x2="14.108cm" svg:y2="3.34cm">
          <text:p text:style-name="P3"><text:span text:style-name="T2">2. SSH to restart Snort</text:span></text:p>
        </draw:line>
        <draw:custom-shape draw:style-name="gr4" draw:text-style-name="P5" draw:layer="layout" svg:width="1.905cm" svg:height="1.27cm" svg:x="17.359cm" svg:y="4.04cm">
          <text:p text:style-name="P4"><text:span text:style-name="T3">Snort-</text:span></text:p>
          <text:p text:style-name="P4"><text:span text:style-name="T3">rule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905cm" svg:height="1.27cm" svg:x="14.958cm" svg:y="4.039cm">
          <text:p text:style-name="P4"><text:span text:style-name="T3">Snort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4.335cm" svg:y1="3.413cm" svg:x2="15.859cm" svg:y2="4.048cm">
          <text:p/>
        </draw:line>
        <draw:line draw:style-name="gr6" draw:text-style-name="P1" draw:layer="layout" svg:x1="14.335cm" svg:y1="2.651cm" svg:x2="18.399cm" svg:y2="4.048cm">
          <text:p/>
        </draw:line>
        <draw:custom-shape draw:style-name="gr7" draw:text-style-name="P4" draw:layer="layout" svg:width="4.331cm" svg:height="1.27cm" svg:x="14.957cm" svg:y="6.538cm">
          <text:p text:style-name="P4"><text:span text:style-name="T3">Snowman-</text:span></text:p>
          <text:p text:style-name="P4"><text:span text:style-name="T3">client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7.223cm" svg:y1="7.223cm" svg:x2="14.081cm" svg:y2="7.223cm">
          <text:p text:style-name="P6"><text:span text:style-name="T4">XMLRPC over SSL</text:span></text:p>
        </draw:line>
        <draw:line draw:style-name="gr6" draw:text-style-name="P1" draw:layer="layout" svg:x1="14.335cm" svg:y1="7.223cm" svg:x2="14.843cm" svg:y2="7.223cm">
          <text:p/>
        </draw:line>
        <draw:line draw:style-name="gr9" draw:text-style-name="P7" draw:layer="layout" svg:x1="18.272cm" svg:y1="6.461cm" svg:x2="18.272cm" svg:y2="5.445cm">
          <text:p/>
        </draw:line>
        <draw:line draw:style-name="gr9" draw:text-style-name="P7" draw:layer="layout" svg:x1="15.922cm" svg:y1="6.461cm" svg:x2="15.922cm" svg:y2="5.445cm">
          <text:p/>
        </draw:line>
        <draw:frame draw:style-name="gr10" draw:text-style-name="P8" draw:layer="layout" svg:width="1.778cm" svg:height="0.526cm" svg:x="14.335cm" svg:y="5.808cm">
          <draw:text-box>
            <text:p text:style-name="P8"><text:span text:style-name="T5">2. SIGHUP</text:span></text:p>
          </draw:text-box>
        </draw:frame>
        <draw:frame draw:style-name="gr10" draw:text-style-name="P8" draw:layer="layout" svg:width="1.918cm" svg:height="0.526cm" svg:x="16.635cm" svg:y="5.808cm">
          <draw:text-box>
            <text:p text:style-name="P8"><text:span text:style-name="T5">1. Write fil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5-03T15:22:31</meta:creation-date>
    <dc:date>2014-05-03T16:13:32</dc:date>
    <meta:editing-duration>PT4M48S</meta:editing-duration>
    <meta:editing-cycles>1</meta:editing-cycles>
    <meta:document-statistic meta:object-count="15"/>
    <meta:generator>LibreOffice/3.5$Linux_X86_64 LibreOffice_project/350m1$Build-2</meta:generator>
  </office:meta>
</office:document-meta>
</file>